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David H. Sol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April 18, 1893</text:p>
      <text:p text:style-name="P4">Month<text:tab/><text:tab/><text:tab/><text:tab/><text:tab/><text:tab/>April</text:p>
      <text:p text:style-name="P4">Year<text:tab/><text:tab/><text:tab/><text:tab/><text:tab/><text:tab/>1893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Dear Dr Morais:/</text:p>
      <text:p text:style-name="P2"><text:tab/>I read in/ the Ledger this morning/ that yesterday was your/ seventieth birthday./</text:p>
      <text:p text:style-name="P2"><text:tab/>Permit me to con-/gratulate you, with the/ wish that you may be/ spared many years to/ the Jews of this [?]./ <text:s/>Sincerely/ David H Solis/</text:p>
      <text:p text:style-name="P2">April 18th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2:40:50.60</meta:creation-date>
    <dc:date>2011-12-08T12:43:43.93</dc:date>
    <dc:creator>Penn Libraries</dc:creator>
    <meta:editing-duration>PT00H02M5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05" meta:character-count="1496"/>
  </office:meta>
</office:document-meta>
</file>